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781f6" officeooo:paragraph-rsid="00078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C</text:p>
      <text:p text:style-name="P1"/>
      <text:p text:style-name="P1"/>
      <text:p text:style-name="P1">Parametri standard:</text:p>
      <text:p text:style-name="P1"/>
      <text:p text:style-name="P1">argc</text:p>
      <text:p text:style-name="P1">argv</text:p>
      <text:p text:style-name="P1">envp char** envp</text:p>
      <text:p text:style-name="P1">tabella files</text:p>
      <text:p text:style-name="P1"/>
      <text:p text:style-name="P1">Per visualizzare i <text:s/>file system fisici si utilizza il comando bash ‘df’</text:p>
      <text:p text:style-name="P1">ci interessano soprattutti i File System con il mount point su ‘/’ </text:p>
      <text:p text:style-name="P1">con df -i stampo con considerazione sugli i-node, proprio come ls -li</text:p>
      <text:p text:style-name="P1"/>
      <text:p text:style-name="P1">COMANDI:</text:p>
      <text:p text:style-name="P1"/>
      <text:p text:style-name="P1">-<text:tab/>fd= creat(name, mode)</text:p>
      <text:p text:style-name="P1"><text:tab/>char* name -&gt; nome del file</text:p>
      <text:p text:style-name="P1"><text:tab/>int mode -&gt; diritti del file, solitamente dati in ottale</text:p>
      <text:p text:style-name="P1">-<text:tab/>fd=open(name, flag)</text:p>
      <text:p text:style-name="P1"><text:tab/><text:tab/>int flag -&gt; modalità di apertura</text:p>
      <text:p text:style-name="P1"><text:tab/>O_RDONLY</text:p>
      <text:p text:style-name="P1"><text:tab/>O_WRONLY</text:p>
      <text:p text:style-name="P1"><text:tab/>O_RDWR</text:p>
      <text:p text:style-name="P1"><text:tab/>inclusi nella libreria &lt;&gt; di UNIX </text:p>
      <text:p text:style-name="P1">-<text:tab/>retval=close(fd)</text:p>
      <text:p text:style-name="P1"/>
      <text:p text:style-name="P1"/>
      <text:p text:style-name="P1">I PROCESSI:</text:p>
      <text:p text:style-name="P1">Nel Process Control Block, nonchè descrittore troviamo:</text:p>
      <text:p text:style-name="P1"><text:tab/>PID</text:p>
      <text:p text:style-name="P1"><text:tab/>PPID</text:p>
      <text:p text:style-name="P1"><text:tab/>REAL UID</text:p>
      <text:p text:style-name="P1"><text:tab/>REAL GID</text:p>
      <text:p text:style-name="P1"><text:tab/>EFFECTIVE UID</text:p>
      <text:p text:style-name="P1"><text:tab/>EFFECTIVE GID</text:p>
      <text:p text:style-name="P1">Puntatori ad aree utente e aree di kernel</text:p>
      <text:p text:style-name="P1">Stato </text:p>
      <text:p text:style-name="P1">Priorità</text:p>
      <text:p text:style-name="P1">Puntatore al next</text:p>
      <text:p text:style-name="P1"/>
      <text:p text:style-name="P1">PRIMITIVE DEI PROCESSI:</text:p>
      <text:p text:style-name="P1"/>
      <text:p text:style-name="P1">-<text:tab/>int pid = fork();</text:p>
      <text:p text:style-name="P1">- restituisce il PID del processo figlio generato, avremo sia padre che figlio</text:p>
      <text:p text:style-name="P1">- se si verfica qualsiasi errore restituisce -1 ( da controllare )</text:p>
      <text:p text:style-name="P1">- il figlio avrà stesso UID, stesso GID e stesso valore del PC</text:p>
      <text:p text:style-name="P1"/>
      <text:p text:style-name="P1"/>
      <text:p text:style-name="P1"/>
      <text:p text:style-name="P1">SUDDIVIDERE I TASK TRA CHILD &amp; PARENT:</text:p>
      <text:p text:style-name="P1"/>
      <text:p text:style-name="P1"><text:soft-page-break/>if (fork() == 0){</text:p>
      <text:p text:style-name="P1"/>
      <text:p text:style-name="P1">// questo sarà il codice eseguito dal figlio</text:p>
      <text:p text:style-name="P1">exit(valore); // questo valore verrà tornato al padre</text:p>
      <text:p text:style-name="P1">}</text:p>
      <text:p text:style-name="P1">// non serve alcun else</text:p>
      <text:p text:style-name="P1">// CODICE PARENT</text:p>
      <text:p text:style-name="P1"/>
      <text:p text:style-name="P1"/>
      <text:p text:style-name="P1"/>
      <text:p text:style-name="P1">PIPES:</text:p>
      <text:p text:style-name="P1"/>
      <text:p text:style-name="P1">int piped[size];</text:p>
      <text:p text:style-name="P1"/>
      <text:p text:style-name="P1">- Si ha un limite di dimensione</text:p>
      <text:p text:style-name="P1">- La read se non ha nulla da leggere passa da running in sleeping</text:p>
      <text:p text:style-name="P1">- Le PIPE hanno letture di tipo FIFO</text:p>
      <text:p text:style-name="P1"/>
      <text:p text:style-name="P1"/>
      <text:p text:style-name="P1">DUP</text:p>
      <text:p text:style-name="P1"/>
      <text:p text:style-name="P1"><text:tab/>retval = dup(file_descriptor)</text:p>
      <text:p text:style-name="P1"><text:tab/>con retval e file_descriptor int</text:p>
      <text:p text:style-name="P1"/>
      <text:p text:style-name="P1"><text:tab/>Ci permette di duplicare un file descript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1:14:37.614781594</meta:creation-date>
    <dc:date>2021-05-10T11:26:07.989185442</dc:date>
    <meta:editing-duration>PT5M51S</meta:editing-duration>
    <meta:editing-cycles>3</meta:editing-cycles>
    <meta:generator>LibreOffice/7.1.3.2$Linux_X86_64 LibreOffice_project/47f78053abe362b9384784d31a6e56f8511eb1c1</meta:generator>
    <meta:document-statistic meta:table-count="0" meta:image-count="0" meta:object-count="0" meta:page-count="2" meta:paragraph-count="53" meta:word-count="250" meta:character-count="1416" meta:non-whitespace-character-count="1198"/>
  </office:meta>
</office:document-meta>
</file>